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4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s</text:p>
      <text:list xml:id="list1691880821" text:style-name="L4">
        <text:list-item>
          <text:list>
            <text:list-item>
              <text:list>
                <text:list-item>
                  <text:p text:style-name="P1">ONE</text:p>
                  <text:list>
                    <text:list-item>
                      <text:p text:style-name="P1">Move arm forward</text:p>
                    </text:list-item>
                    <text:list-item>
                      <text:p text:style-name="P1">Touch square on mat</text:p>
                    </text:list-item>
                    <text:list-item>
                      <text:p text:style-name="P1">Come back up to original position</text:p>
                    </text:list-item>
                  </text:list>
                </text:list-item>
                <text:list-item>
                  <text:p text:style-name="P1">TWO</text:p>
                  <text:list>
                    <text:list-item>
                      <text:p text:style-name="P1">Arm toward the block</text:p>
                    </text:list-item>
                    <text:list-item>
                      <text:p text:style-name="P1">Pick up the block</text:p>
                    </text:list-item>
                    <text:list-item>
                      <text:p text:style-name="P1">Place in designated destination</text:p>
                    </text:list-item>
                  </text:list>
                </text:list-item>
                <text:list-item>
                  <text:p text:style-name="P1">THREE</text:p>
                  <text:list>
                    <text:list-item>
                      <text:p text:style-name="P1">Turn base until sense the block</text:p>
                    </text:list-item>
                    <text:list-item>
                      <text:p text:style-name="P1">Move to pick up the block</text:p>
                    </text:list-item>
                    <text:list-item>
                      <text:p text:style-name="P1">Bring block to designated destination in front of arm</text:p>
                    </text:list-item>
                  </text:list>
                </text:list-item>
                <text:list-item>
                  <text:p text:style-name="P1">FOUR</text:p>
                  <text:list>
                    <text:list-item>
                      <text:p text:style-name="P1">Turn base until sense the block</text:p>
                    </text:list-item>
                    <text:list-item>
                      <text:p text:style-name="P1">Move to pick up the block</text:p>
                    </text:list-item>
                    <text:list-item>
                      <text:p text:style-name="P1">Bring block to designated destination in front of arm while avoiding the new tall obstacle</text:p>
                    </text:list-item>
                  </text:list>
                </text:list-item>
                <text:list-item>
                  <text:p text:style-name="P1">FIVE</text:p>
                  <text:list>
                    <text:list-item>
                      <text:p text:style-name="P1">Two objects on different parts of map.</text:p>
                    </text:list-item>
                    <text:list-item>
                      <text:p text:style-name="P1">Move to pick up one block and bring to a designated destination for it.</text:p>
                    </text:list-item>
                    <text:list-item>
                      <text:p text:style-name="P1">Move to pick up the other block and bring to a designated destination for it.</text:p>
                    </text:list-item>
                  </text:list>
                </text:list-item>
                <text:list-item>
                  <text:p text:style-name="P1">SIX </text:p>
                  <text:list>
                    <text:list-item>
                      <text:p text:style-name="P1">Move to pick up irregular shaped object</text:p>
                    </text:list-item>
                    <text:list-item>
                      <text:p text:style-name="P1">Place on top of a block placed on board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8:05:26</meta:creation-date>
    <dc:date>2016-04-06T18:26:52</dc:date>
    <meta:editing-duration>PT6M16S</meta:editing-duration>
    <meta:editing-cycles>1</meta:editing-cycles>
    <meta:document-statistic meta:table-count="0" meta:image-count="0" meta:object-count="0" meta:page-count="1" meta:paragraph-count="24" meta:word-count="155" meta:character-count="708" meta:non-whitespace-character-count="599"/>
    <meta:generator>LibreOffice/3.5$Linux_X86_64 LibreOffice_project/350m1$Build-2</meta:generator>
  </office:meta>
</office:document-meta>
</file>